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t</text:p>
          </table:table-cell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/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b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 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8751" calcext:value-type="float">
            <text:p>2.88E+004</text:p>
          </table:table-cell>
          <table:table-cell office:value-type="float" office:value="20833" calcext:value-type="float">
            <text:p>2.08E+004</text:p>
          </table:table-cell>
          <table:table-cell office:value-type="float" office:value="40327" calcext:value-type="float">
            <text:p>4.03E+004</text:p>
          </table:table-cell>
          <table:table-cell table:style-name="ce1"/>
          <table:table-cell table:formula="of:=[.B2]" office:value-type="float" office:value="2" calcext:value-type="float">
            <text:p>2.00E+000</text:p>
          </table:table-cell>
          <table:table-cell table:formula="of:=[.C2]/([.C2]+[.C23])" office:value-type="float" office:value="0.180538897714928" calcext:value-type="float">
            <text:p>1.81E-001</text:p>
          </table:table-cell>
          <table:table-cell table:formula="of:=[.D2]/([.D2]+[.E23])" office:value-type="float" office:value="0.081285872029279" calcext:value-type="float">
            <text:p>8.13E-002</text:p>
          </table:table-cell>
          <table:table-cell table:formula="of:=[.E2]/([.E2]+[.D23])" office:value-type="float" office:value="0.322237049230105" calcext:value-type="float">
            <text:p>3.22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068.6" calcext:value-type="float">
            <text:p>8.07E+003</text:p>
          </table:table-cell>
          <table:table-cell office:value-type="float" office:value="5822.9" calcext:value-type="float">
            <text:p>5.82E+003</text:p>
          </table:table-cell>
          <table:table-cell office:value-type="float" office:value="11386" calcext:value-type="float">
            <text:p>1.14E+004</text:p>
          </table:table-cell>
          <table:table-cell table:style-name="ce1"/>
          <table:table-cell table:formula="of:=[.B3]" office:value-type="float" office:value="3" calcext:value-type="float">
            <text:p>3.00E+000</text:p>
          </table:table-cell>
          <table:table-cell table:formula="of:=[.C3]/([.C3]+[.C24])" office:value-type="float" office:value="0.363276993867793" calcext:value-type="float">
            <text:p>3.63E-001</text:p>
          </table:table-cell>
          <table:table-cell table:formula="of:=[.D3]/([.D3]+[.E24])" office:value-type="float" office:value="0.197093139362102" calcext:value-type="float">
            <text:p>1.97E-001</text:p>
          </table:table-cell>
          <table:table-cell table:formula="of:=[.E3]/([.E3]+[.D24])" office:value-type="float" office:value="0.551193300091979" calcext:value-type="float">
            <text:p>5.51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199.3" calcext:value-type="float">
            <text:p>2.20E+003</text:p>
          </table:table-cell>
          <table:table-cell office:value-type="float" office:value="1575.1" calcext:value-type="float">
            <text:p>1.58E+003</text:p>
          </table:table-cell>
          <table:table-cell office:value-type="float" office:value="3151.3" calcext:value-type="float">
            <text:p>3.15E+003</text:p>
          </table:table-cell>
          <table:table-cell table:style-name="ce1"/>
          <table:table-cell table:formula="of:=[.B4]" office:value-type="float" office:value="4" calcext:value-type="float">
            <text:p>4.00E+000</text:p>
          </table:table-cell>
          <table:table-cell table:formula="of:=[.C4]/([.C4]+[.C25])" office:value-type="float" office:value="0.471750321750322" calcext:value-type="float">
            <text:p>4.72E-001</text:p>
          </table:table-cell>
          <table:table-cell table:formula="of:=[.D4]/([.D4]+[.E25])" office:value-type="float" office:value="0.279144366072378" calcext:value-type="float">
            <text:p>2.79E-001</text:p>
          </table:table-cell>
          <table:table-cell table:formula="of:=[.E4]/([.E4]+[.D25])" office:value-type="float" office:value="0.659309161662866" calcext:value-type="float">
            <text:p>6.59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63.68" calcext:value-type="float">
            <text:p>6.64E+002</text:p>
          </table:table-cell>
          <table:table-cell office:value-type="float" office:value="472.75" calcext:value-type="float">
            <text:p>4.73E+002</text:p>
          </table:table-cell>
          <table:table-cell office:value-type="float" office:value="961.21" calcext:value-type="float">
            <text:p>9.61E+002</text:p>
          </table:table-cell>
          <table:table-cell table:style-name="ce1"/>
          <table:table-cell table:formula="of:=[.B5]" office:value-type="float" office:value="5" calcext:value-type="float">
            <text:p>5.00E+000</text:p>
          </table:table-cell>
          <table:table-cell table:formula="of:=[.C5]/([.C5]+[.C26])" office:value-type="float" office:value="0.536129443982196" calcext:value-type="float">
            <text:p>5.36E-001</text:p>
          </table:table-cell>
          <table:table-cell table:formula="of:=[.D5]/([.D5]+[.E26])" office:value-type="float" office:value="0.336673360965118" calcext:value-type="float">
            <text:p>3.37E-001</text:p>
          </table:table-cell>
          <table:table-cell table:formula="of:=[.E5]/([.E5]+[.D26])" office:value-type="float" office:value="0.714935997084353" calcext:value-type="float">
            <text:p>7.15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25.2" calcext:value-type="float">
            <text:p>2.25E+002</text:p>
          </table:table-cell>
          <table:table-cell office:value-type="float" office:value="160.04" calcext:value-type="float">
            <text:p>1.60E+002</text:p>
          </table:table-cell>
          <table:table-cell office:value-type="float" office:value="327.36" calcext:value-type="float">
            <text:p>3.27E+002</text:p>
          </table:table-cell>
          <table:table-cell table:style-name="ce1"/>
          <table:table-cell table:formula="of:=[.B6]" office:value-type="float" office:value="6" calcext:value-type="float">
            <text:p>6.00E+000</text:p>
          </table:table-cell>
          <table:table-cell table:formula="of:=[.C6]/([.C6]+[.C27])" office:value-type="float" office:value="0.580188071621796" calcext:value-type="float">
            <text:p>5.80E-001</text:p>
          </table:table-cell>
          <table:table-cell table:formula="of:=[.D6]/([.D6]+[.E27])" office:value-type="float" office:value="0.381220075748553" calcext:value-type="float">
            <text:p>3.81E-001</text:p>
          </table:table-cell>
          <table:table-cell table:formula="of:=[.E6]/([.E6]+[.D27])" office:value-type="float" office:value="0.749193271541366" calcext:value-type="float">
            <text:p>7.49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4.692" calcext:value-type="float">
            <text:p>8.47E+001</text:p>
          </table:table-cell>
          <table:table-cell office:value-type="float" office:value="60.127" calcext:value-type="float">
            <text:p>6.01E+001</text:p>
          </table:table-cell>
          <table:table-cell office:value-type="float" office:value="123.04" calcext:value-type="float">
            <text:p>1.23E+002</text:p>
          </table:table-cell>
          <table:table-cell table:style-name="ce1"/>
          <table:table-cell table:formula="of:=[.B7]" office:value-type="float" office:value="7" calcext:value-type="float">
            <text:p>7.00E+000</text:p>
          </table:table-cell>
          <table:table-cell table:formula="of:=[.C7]/([.C7]+[.C28])" office:value-type="float" office:value="0.613825793265398" calcext:value-type="float">
            <text:p>6.14E-001</text:p>
          </table:table-cell>
          <table:table-cell table:formula="of:=[.D7]/([.D7]+[.E28])" office:value-type="float" office:value="0.418085735145847" calcext:value-type="float">
            <text:p>4.18E-001</text:p>
          </table:table-cell>
          <table:table-cell table:formula="of:=[.E7]/([.E7]+[.D28])" office:value-type="float" office:value="0.773350094280327" calcext:value-type="float">
            <text:p>7.73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.613" calcext:value-type="float">
            <text:p>3.46E+001</text:p>
          </table:table-cell>
          <table:table-cell office:value-type="float" office:value="24.565" calcext:value-type="float">
            <text:p>2.46E+001</text:p>
          </table:table-cell>
          <table:table-cell office:value-type="float" office:value="50.206" calcext:value-type="float">
            <text:p>5.02E+001</text:p>
          </table:table-cell>
          <table:table-cell table:style-name="ce1"/>
          <table:table-cell table:formula="of:=[.B8]" office:value-type="float" office:value="8" calcext:value-type="float">
            <text:p>8.00E+000</text:p>
          </table:table-cell>
          <table:table-cell table:formula="of:=[.C8]/([.C8]+[.C29])" office:value-type="float" office:value="0.640767892184087" calcext:value-type="float">
            <text:p>6.41E-001</text:p>
          </table:table-cell>
          <table:table-cell table:formula="of:=[.D8]/([.D8]+[.E29])" office:value-type="float" office:value="0.449398119351652" calcext:value-type="float">
            <text:p>4.49E-001</text:p>
          </table:table-cell>
          <table:table-cell table:formula="of:=[.E8]/([.E8]+[.D29])" office:value-type="float" office:value="0.792017668401956" calcext:value-type="float">
            <text:p>7.92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5.119" calcext:value-type="float">
            <text:p>1.51E+001</text:p>
          </table:table-cell>
          <table:table-cell office:value-type="float" office:value="10.733" calcext:value-type="float">
            <text:p>1.07E+001</text:p>
          </table:table-cell>
          <table:table-cell office:value-type="float" office:value="21.898" calcext:value-type="float">
            <text:p>2.19E+001</text:p>
          </table:table-cell>
          <table:table-cell table:style-name="ce1"/>
          <table:table-cell table:formula="of:=[.B9]" office:value-type="float" office:value="9" calcext:value-type="float">
            <text:p>9.00E+000</text:p>
          </table:table-cell>
          <table:table-cell table:formula="of:=[.C9]/([.C9]+[.C30])" office:value-type="float" office:value="0.662971554358932" calcext:value-type="float">
            <text:p>6.63E-001</text:p>
          </table:table-cell>
          <table:table-cell table:formula="of:=[.D9]/([.D9]+[.E30])" office:value-type="float" office:value="0.476027852929436" calcext:value-type="float">
            <text:p>4.76E-001</text:p>
          </table:table-cell>
          <table:table-cell table:formula="of:=[.E9]/([.E9]+[.D30])" office:value-type="float" office:value="0.806862271874781" calcext:value-type="float">
            <text:p>8.07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9848" calcext:value-type="float">
            <text:p>6.98E+000</text:p>
          </table:table-cell>
          <table:table-cell office:value-type="float" office:value="4.9552" calcext:value-type="float">
            <text:p>4.96E+000</text:p>
          </table:table-cell>
          <table:table-cell office:value-type="float" office:value="10.097" calcext:value-type="float">
            <text:p>1.01E+001</text:p>
          </table:table-cell>
          <table:table-cell table:style-name="ce1"/>
          <table:table-cell table:formula="of:=[.B10]" office:value-type="float" office:value="10" calcext:value-type="float">
            <text:p>1.00E+001</text:p>
          </table:table-cell>
          <table:table-cell table:formula="of:=[.C10]/([.C10]+[.C31])" office:value-type="float" office:value="0.681862998721165" calcext:value-type="float">
            <text:p>6.82E-001</text:p>
          </table:table-cell>
          <table:table-cell table:formula="of:=[.D10]/([.D10]+[.E31])" office:value-type="float" office:value="0.499058323513712" calcext:value-type="float">
            <text:p>4.99E-001</text:p>
          </table:table-cell>
          <table:table-cell table:formula="of:=[.E10]/([.E10]+[.D31])" office:value-type="float" office:value="0.819302331242545" calcext:value-type="float">
            <text:p>8.19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.3748" calcext:value-type="float">
            <text:p>3.37E+000</text:p>
          </table:table-cell>
          <table:table-cell office:value-type="float" office:value="2.3922" calcext:value-type="float">
            <text:p>2.39E+000</text:p>
          </table:table-cell>
          <table:table-cell office:value-type="float" office:value="4.873" calcext:value-type="float">
            <text:p>4.87E+000</text:p>
          </table:table-cell>
          <table:table-cell table:style-name="ce1"/>
          <table:table-cell table:formula="of:=[.B11]" office:value-type="float" office:value="11" calcext:value-type="float">
            <text:p>1.10E+001</text:p>
          </table:table-cell>
          <table:table-cell table:formula="of:=[.C11]/([.C11]+[.C32])" office:value-type="float" office:value="0.697791745926722" calcext:value-type="float">
            <text:p>6.98E-001</text:p>
          </table:table-cell>
          <table:table-cell table:formula="of:=[.D11]/([.D11]+[.E32])" office:value-type="float" office:value="0.518701619722891" calcext:value-type="float">
            <text:p>5.19E-001</text:p>
          </table:table-cell>
          <table:table-cell table:formula="of:=[.E11]/([.E11]+[.D32])" office:value-type="float" office:value="0.829856439774527" calcext:value-type="float">
            <text:p>8.30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6922" calcext:value-type="float">
            <text:p>1.69E+000</text:p>
          </table:table-cell>
          <table:table-cell office:value-type="float" office:value="1.1977" calcext:value-type="float">
            <text:p>1.20E+000</text:p>
          </table:table-cell>
          <table:table-cell office:value-type="float" office:value="2.4428" calcext:value-type="float">
            <text:p>2.44E+000</text:p>
          </table:table-cell>
          <table:table-cell table:style-name="ce1"/>
          <table:table-cell table:formula="of:=[.B12]" office:value-type="float" office:value="12" calcext:value-type="float">
            <text:p>1.20E+001</text:p>
          </table:table-cell>
          <table:table-cell table:formula="of:=[.C12]/([.C12]+[.C33])" office:value-type="float" office:value="0.711399972253635" calcext:value-type="float">
            <text:p>7.11E-001</text:p>
          </table:table-cell>
          <table:table-cell table:formula="of:=[.D12]/([.D12]+[.E33])" office:value-type="float" office:value="0.53540455967814" calcext:value-type="float">
            <text:p>5.35E-001</text:p>
          </table:table-cell>
          <table:table-cell table:formula="of:=[.E12]/([.E12]+[.D33])" office:value-type="float" office:value="0.838853461626953" calcext:value-type="float">
            <text:p>8.39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7623" calcext:value-type="float">
            <text:p>8.76E-001</text:p>
          </table:table-cell>
          <table:table-cell office:value-type="float" office:value="0.61909" calcext:value-type="float">
            <text:p>6.19E-001</text:p>
          </table:table-cell>
          <table:table-cell office:value-type="float" office:value="1.2652" calcext:value-type="float">
            <text:p>1.27E+000</text:p>
          </table:table-cell>
          <table:table-cell table:style-name="ce1"/>
          <table:table-cell table:formula="of:=[.B13]" office:value-type="float" office:value="13" calcext:value-type="float">
            <text:p>1.30E+001</text:p>
          </table:table-cell>
          <table:table-cell table:formula="of:=[.C13]/([.C13]+[.C34])" office:value-type="float" office:value="0.723141041511926" calcext:value-type="float">
            <text:p>7.23E-001</text:p>
          </table:table-cell>
          <table:table-cell table:formula="of:=[.D13]/([.D13]+[.E34])" office:value-type="float" office:value="0.549935598489896" calcext:value-type="float">
            <text:p>5.50E-001</text:p>
          </table:table-cell>
          <table:table-cell table:formula="of:=[.E13]/([.E13]+[.D34])" office:value-type="float" office:value="0.84670106473395" calcext:value-type="float">
            <text:p>8.47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4659" calcext:value-type="float">
            <text:p>4.66E-001</text:p>
          </table:table-cell>
          <table:table-cell office:value-type="float" office:value="0.32831" calcext:value-type="float">
            <text:p>3.28E-001</text:p>
          </table:table-cell>
          <table:table-cell office:value-type="float" office:value="0.67338" calcext:value-type="float">
            <text:p>6.73E-001</text:p>
          </table:table-cell>
          <table:table-cell table:style-name="ce1"/>
          <table:table-cell table:formula="of:=[.B14]" office:value-type="float" office:value="14" calcext:value-type="float">
            <text:p>1.40E+001</text:p>
          </table:table-cell>
          <table:table-cell table:formula="of:=[.C14]/([.C14]+[.C35])" office:value-type="float" office:value="0.733192748331865" calcext:value-type="float">
            <text:p>7.33E-001</text:p>
          </table:table-cell>
          <table:table-cell table:formula="of:=[.D14]/([.D14]+[.E35])" office:value-type="float" office:value="0.561924485674186" calcext:value-type="float">
            <text:p>5.62E-001</text:p>
          </table:table-cell>
          <table:table-cell table:formula="of:=[.E14]/([.E14]+[.D35])" office:value-type="float" office:value="0.853514164395716" calcext:value-type="float">
            <text:p>8.54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5335" calcext:value-type="float">
            <text:p>2.53E-001</text:p>
          </table:table-cell>
          <table:table-cell office:value-type="float" office:value="0.17807" calcext:value-type="float">
            <text:p>1.78E-001</text:p>
          </table:table-cell>
          <table:table-cell office:value-type="float" office:value="0.3669" calcext:value-type="float">
            <text:p>3.67E-001</text:p>
          </table:table-cell>
          <table:table-cell table:style-name="ce1"/>
          <table:table-cell table:formula="of:=[.B15]" office:value-type="float" office:value="15" calcext:value-type="float">
            <text:p>1.50E+001</text:p>
          </table:table-cell>
          <table:table-cell table:formula="of:=[.C15]/([.C15]+[.C36])" office:value-type="float" office:value="0.741767652664771" calcext:value-type="float">
            <text:p>7.42E-001</text:p>
          </table:table-cell>
          <table:table-cell table:formula="of:=[.D15]/([.D15]+[.E36])" office:value-type="float" office:value="0.572112449799197" calcext:value-type="float">
            <text:p>5.72E-001</text:p>
          </table:table-cell>
          <table:table-cell table:formula="of:=[.E15]/([.E15]+[.D36])" office:value-type="float" office:value="0.859455888760313" calcext:value-type="float">
            <text:p>8.59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4054" calcext:value-type="float">
            <text:p>1.41E-001</text:p>
          </table:table-cell>
          <table:table-cell office:value-type="float" office:value="0.098398" calcext:value-type="float">
            <text:p>9.84E-002</text:p>
          </table:table-cell>
          <table:table-cell office:value-type="float" office:value="0.20411" calcext:value-type="float">
            <text:p>2.04E-001</text:p>
          </table:table-cell>
          <table:table-cell table:style-name="ce1"/>
          <table:table-cell table:formula="of:=[.B16]" office:value-type="float" office:value="16" calcext:value-type="float">
            <text:p>1.60E+001</text:p>
          </table:table-cell>
          <table:table-cell table:formula="of:=[.C16]/([.C16]+[.C37])" office:value-type="float" office:value="0.749187056879364" calcext:value-type="float">
            <text:p>7.49E-001</text:p>
          </table:table-cell>
          <table:table-cell table:formula="of:=[.D16]/([.D16]+[.E37])" office:value-type="float" office:value="0.580310330795407" calcext:value-type="float">
            <text:p>5.80E-001</text:p>
          </table:table-cell>
          <table:table-cell table:formula="of:=[.E16]/([.E16]+[.D37])" office:value-type="float" office:value="0.864762953861797" calcext:value-type="float">
            <text:p>8.65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79347" calcext:value-type="float">
            <text:p>7.93E-002</text:p>
          </table:table-cell>
          <table:table-cell office:value-type="float" office:value="0.05533" calcext:value-type="float">
            <text:p>5.53E-002</text:p>
          </table:table-cell>
          <table:table-cell office:value-type="float" office:value="0.11566" calcext:value-type="float">
            <text:p>1.16E-001</text:p>
          </table:table-cell>
          <table:table-cell table:style-name="ce1"/>
          <table:table-cell table:formula="of:=[.B17]" office:value-type="float" office:value="17" calcext:value-type="float">
            <text:p>1.70E+001</text:p>
          </table:table-cell>
          <table:table-cell table:formula="of:=[.C17]/([.C17]+[.C38])" office:value-type="float" office:value="0.755656927355148" calcext:value-type="float">
            <text:p>7.56E-001</text:p>
          </table:table-cell>
          <table:table-cell table:formula="of:=[.D17]/([.D17]+[.E38])" office:value-type="float" office:value="0.58716161005168" calcext:value-type="float">
            <text:p>5.87E-001</text:p>
          </table:table-cell>
          <table:table-cell table:formula="of:=[.E17]/([.E17]+[.D38])" office:value-type="float" office:value="0.869591368745536" calcext:value-type="float">
            <text:p>8.70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45462" calcext:value-type="float">
            <text:p>4.55E-002</text:p>
          </table:table-cell>
          <table:table-cell office:value-type="float" office:value="0.031566" calcext:value-type="float">
            <text:p>3.16E-002</text:p>
          </table:table-cell>
          <table:table-cell office:value-type="float" office:value="0.066516" calcext:value-type="float">
            <text:p>6.65E-002</text:p>
          </table:table-cell>
          <table:table-cell table:style-name="ce1"/>
          <table:table-cell table:formula="of:=[.B18]" office:value-type="float" office:value="18" calcext:value-type="float">
            <text:p>1.80E+001</text:p>
          </table:table-cell>
          <table:table-cell table:formula="of:=[.C18]/([.C18]+[.C39])" office:value-type="float" office:value="0.761150549156175" calcext:value-type="float">
            <text:p>7.61E-001</text:p>
          </table:table-cell>
          <table:table-cell table:formula="of:=[.D18]/([.D18]+[.E39])" office:value-type="float" office:value="0.592699688309738" calcext:value-type="float">
            <text:p>5.93E-001</text:p>
          </table:table-cell>
          <table:table-cell table:formula="of:=[.E18]/([.E18]+[.D39])" office:value-type="float" office:value="0.873763068811009" calcext:value-type="float">
            <text:p>8.74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264" calcext:value-type="float">
            <text:p>2.64E-002</text:p>
          </table:table-cell>
          <table:table-cell office:value-type="float" office:value="0.018239" calcext:value-type="float">
            <text:p>1.82E-002</text:p>
          </table:table-cell>
          <table:table-cell office:value-type="float" office:value="0.038798" calcext:value-type="float">
            <text:p>3.88E-002</text:p>
          </table:table-cell>
          <table:table-cell table:style-name="ce1"/>
          <table:table-cell table:formula="of:=[.B19]" office:value-type="float" office:value="19" calcext:value-type="float">
            <text:p>1.90E+001</text:p>
          </table:table-cell>
          <table:table-cell table:formula="of:=[.C19]/([.C19]+[.C40])" office:value-type="float" office:value="0.76597448492568" calcext:value-type="float">
            <text:p>7.66E-001</text:p>
          </table:table-cell>
          <table:table-cell table:formula="of:=[.D19]/([.D19]+[.E40])" office:value-type="float" office:value="0.596864978074481" calcext:value-type="float">
            <text:p>5.97E-001</text:p>
          </table:table-cell>
          <table:table-cell table:formula="of:=[.E19]/([.E19]+[.D40])" office:value-type="float" office:value="0.877572346903231" calcext:value-type="float">
            <text:p>8.78E-0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15498" calcext:value-type="float">
            <text:p>1.55E-002</text:p>
          </table:table-cell>
          <table:table-cell office:value-type="float" office:value="0.010648" calcext:value-type="float">
            <text:p>1.06E-002</text:p>
          </table:table-cell>
          <table:table-cell office:value-type="float" office:value="0.02291" calcext:value-type="float">
            <text:p>2.29E-002</text:p>
          </table:table-cell>
          <table:table-cell table:style-name="ce1"/>
          <table:table-cell table:formula="of:=[.B20]" office:value-type="float" office:value="20" calcext:value-type="float">
            <text:p>2.00E+001</text:p>
          </table:table-cell>
          <table:table-cell table:formula="of:=[.C20]/([.C20]+[.C41])" office:value-type="float" office:value="0.769976003457887" calcext:value-type="float">
            <text:p>7.70E-001</text:p>
          </table:table-cell>
          <table:table-cell table:formula="of:=[.D20]/([.D20]+[.E41])" office:value-type="float" office:value="0.599894083313615" calcext:value-type="float">
            <text:p>6.00E-001</text:p>
          </table:table-cell>
          <table:table-cell table:formula="of:=[.E20]/([.E20]+[.D41])" office:value-type="float" office:value="0.881048798027927" calcext:value-type="float">
            <text:p>8.81E-00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float" office:value="130500" calcext:value-type="float">
            <text:p>1.31E+005</text:p>
          </table:table-cell>
          <table:table-cell office:value-type="float" office:value="84820" calcext:value-type="float">
            <text:p>8.48E+004</text:p>
          </table:table-cell>
          <table:table-cell office:value-type="float" office:value="235460" calcext:value-type="float">
            <text:p>2.35E+005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142" calcext:value-type="float">
            <text:p>1.41E+004</text:p>
          </table:table-cell>
          <table:table-cell office:value-type="float" office:value="9271" calcext:value-type="float">
            <text:p>9.27E+003</text:p>
          </table:table-cell>
          <table:table-cell office:value-type="float" office:value="23721" calcext:value-type="float">
            <text:p>2.37E+004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62.7" calcext:value-type="float">
            <text:p>2.46E+003</text:p>
          </table:table-cell>
          <table:table-cell office:value-type="float" office:value="1628.4" calcext:value-type="float">
            <text:p>1.63E+003</text:p>
          </table:table-cell>
          <table:table-cell office:value-type="float" office:value="4067.5" calcext:value-type="float">
            <text:p>4.07E+003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74.23" calcext:value-type="float">
            <text:p>5.74E+002</text:p>
          </table:table-cell>
          <table:table-cell office:value-type="float" office:value="383.26" calcext:value-type="float">
            <text:p>3.83E+002</text:p>
          </table:table-cell>
          <table:table-cell office:value-type="float" office:value="931.43" calcext:value-type="float">
            <text:p>9.31E+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62.95" calcext:value-type="float">
            <text:p>1.63E+002</text:p>
          </table:table-cell>
          <table:table-cell office:value-type="float" office:value="109.59" calcext:value-type="float">
            <text:p>1.10E+002</text:p>
          </table:table-cell>
          <table:table-cell office:value-type="float" office:value="259.77" calcext:value-type="float">
            <text:p>2.60E+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3.282" calcext:value-type="float">
            <text:p>5.33E+001</text:p>
          </table:table-cell>
          <table:table-cell office:value-type="float" office:value="36.06" calcext:value-type="float">
            <text:p>3.61E+001</text:p>
          </table:table-cell>
          <table:table-cell office:value-type="float" office:value="83.688" calcext:value-type="float">
            <text:p>8.37E+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.405" calcext:value-type="float">
            <text:p>1.94E+001</text:p>
          </table:table-cell>
          <table:table-cell office:value-type="float" office:value="13.184" calcext:value-type="float">
            <text:p>1.32E+001</text:p>
          </table:table-cell>
          <table:table-cell office:value-type="float" office:value="30.097" calcext:value-type="float">
            <text:p>3.01E+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6859" calcext:value-type="float">
            <text:p>7.69E+000</text:p>
          </table:table-cell>
          <table:table-cell office:value-type="float" office:value="5.2417" calcext:value-type="float">
            <text:p>5.24E+000</text:p>
          </table:table-cell>
          <table:table-cell office:value-type="float" office:value="11.814" calcext:value-type="float">
            <text:p>1.18E+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2589" calcext:value-type="float">
            <text:p>3.26E+000</text:p>
          </table:table-cell>
          <table:table-cell office:value-type="float" office:value="2.2269" calcext:value-type="float">
            <text:p>2.23E+000</text:p>
          </table:table-cell>
          <table:table-cell office:value-type="float" office:value="4.9739" calcext:value-type="float">
            <text:p>4.97E+000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616" calcext:value-type="float">
            <text:p>1.46E+000</text:p>
          </table:table-cell>
          <table:table-cell office:value-type="float" office:value="0.9991" calcext:value-type="float">
            <text:p>9.99E-001</text:p>
          </table:table-cell>
          <table:table-cell office:value-type="float" office:value="2.2197" calcext:value-type="float">
            <text:p>2.22E+000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68649" calcext:value-type="float">
            <text:p>6.86E-001</text:p>
          </table:table-cell>
          <table:table-cell office:value-type="float" office:value="0.46927" calcext:value-type="float">
            <text:p>4.69E-001</text:p>
          </table:table-cell>
          <table:table-cell office:value-type="float" office:value="1.0393" calcext:value-type="float">
            <text:p>1.04E+000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33547" calcext:value-type="float">
            <text:p>3.35E-001</text:p>
          </table:table-cell>
          <table:table-cell office:value-type="float" office:value="0.22907" calcext:value-type="float">
            <text:p>2.29E-001</text:p>
          </table:table-cell>
          <table:table-cell office:value-type="float" office:value="0.50666" calcext:value-type="float">
            <text:p>5.07E-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6954" calcext:value-type="float">
            <text:p>1.70E-001</text:p>
          </table:table-cell>
          <table:table-cell office:value-type="float" office:value="0.11557" calcext:value-type="float">
            <text:p>1.16E-001</text:p>
          </table:table-cell>
          <table:table-cell office:value-type="float" office:value="0.25595" calcext:value-type="float">
            <text:p>2.56E-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88199" calcext:value-type="float">
            <text:p>8.82E-002</text:p>
          </table:table-cell>
          <table:table-cell office:value-type="float" office:value="0.059998" calcext:value-type="float">
            <text:p>6.00E-002</text:p>
          </table:table-cell>
          <table:table-cell office:value-type="float" office:value="0.13318" calcext:value-type="float">
            <text:p>1.33E-001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4705" calcext:value-type="float">
            <text:p>4.71E-002</text:p>
          </table:table-cell>
          <table:table-cell office:value-type="float" office:value="0.03192" calcext:value-type="float">
            <text:p>3.19E-002</text:p>
          </table:table-cell>
          <table:table-cell office:value-type="float" office:value="0.071163" calcext:value-type="float">
            <text:p>7.12E-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5657" calcext:value-type="float">
            <text:p>2.57E-002</text:p>
          </table:table-cell>
          <table:table-cell office:value-type="float" office:value="0.017345" calcext:value-type="float">
            <text:p>1.73E-002</text:p>
          </table:table-cell>
          <table:table-cell office:value-type="float" office:value="0.038903" calcext:value-type="float">
            <text:p>3.89E-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14266" calcext:value-type="float">
            <text:p>1.43E-002</text:p>
          </table:table-cell>
          <table:table-cell office:value-type="float" office:value="0.0096099" calcext:value-type="float">
            <text:p>9.61E-003</text:p>
          </table:table-cell>
          <table:table-cell office:value-type="float" office:value="0.021692" calcext:value-type="float">
            <text:p>2.17E-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080659" calcext:value-type="float">
            <text:p>8.07E-003</text:p>
          </table:table-cell>
          <table:table-cell office:value-type="float" office:value="0.0054126" calcext:value-type="float">
            <text:p>5.41E-003</text:p>
          </table:table-cell>
          <table:table-cell office:value-type="float" office:value="0.012319" calcext:value-type="float">
            <text:p>1.23E-002</text:p>
          </table:table-cell>
          <table:table-cell table:number-columns-repeated="8"/>
          <table:table-cell table:style-name="ce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046299" calcext:value-type="float">
            <text:p>4.63E-003</text:p>
          </table:table-cell>
          <table:table-cell office:value-type="float" office:value="0.0030931" calcext:value-type="float">
            <text:p>3.09E-003</text:p>
          </table:table-cell>
          <table:table-cell office:value-type="float" office:value="0.0071018" calcext:value-type="float">
            <text:p>7.10E-003</text:p>
          </table:table-cell>
          <table:table-cell table:number-columns-repeated="8"/>
          <table:table-cell table:style-name="ce1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stat</text:p>
          </table:table-cell>
          <table:table-cell table:style-name="Default" office:value-type="string" calcext:value-type="string">
            <text:p>sys(low)</text:p>
          </table:table-cell>
          <table:table-cell office:value-type="string" calcext:value-type="string">
            <text:p>sys(up)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Run 5/6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0.316971" calcext:value-type="float">
            <text:p>0.316971</text:p>
          </table:table-cell>
          <table:table-cell table:style-name="Default" office:value-type="float" office:value="0.0603727" calcext:value-type="float">
            <text:p>0.0603727</text:p>
          </table:table-cell>
          <table:table-cell table:style-name="Default" office:value-type="float" office:value="0.286854" calcext:value-type="float">
            <text:p>0.286854</text:p>
          </table:table-cell>
          <table:table-cell office:value-type="float" office:value="0.340371" calcext:value-type="float">
            <text:p>0.340371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0.418603" calcext:value-type="float">
            <text:p>0.418603</text:p>
          </table:table-cell>
          <table:table-cell table:style-name="Default" office:value-type="float" office:value="0.0664046" calcext:value-type="float">
            <text:p>0.0664046</text:p>
          </table:table-cell>
          <table:table-cell table:style-name="Default" office:value-type="float" office:value="0.386484" calcext:value-type="float">
            <text:p>0.386484</text:p>
          </table:table-cell>
          <table:table-cell office:value-type="float" office:value="0.47313" calcext:value-type="float">
            <text:p>0.47313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0.484739" calcext:value-type="float">
            <text:p>0.484739</text:p>
          </table:table-cell>
          <table:table-cell table:style-name="Default" office:value-type="float" office:value="0.0943932" calcext:value-type="float">
            <text:p>0.0943932</text:p>
          </table:table-cell>
          <table:table-cell table:style-name="Default" office:value-type="float" office:value="0.409808" calcext:value-type="float">
            <text:p>0.409808</text:p>
          </table:table-cell>
          <table:table-cell office:value-type="float" office:value="0.587808" calcext:value-type="float">
            <text:p>0.587808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0.613811" calcext:value-type="float">
            <text:p>0.613811</text:p>
          </table:table-cell>
          <table:table-cell table:style-name="Default" office:value-type="float" office:value="0.0603727" calcext:value-type="float">
            <text:p>0.0603727</text:p>
          </table:table-cell>
          <table:table-cell table:style-name="Default" office:value-type="float" office:value="0.531309" calcext:value-type="float">
            <text:p>0.531309</text:p>
          </table:table-cell>
          <table:table-cell office:value-type="float" office:value="0.651948" calcext:value-type="float">
            <text:p>0.651948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0.522393" calcext:value-type="float">
            <text:p>0.522393</text:p>
          </table:table-cell>
          <table:table-cell table:style-name="Default" office:value-type="float" office:value="0.0664046" calcext:value-type="float">
            <text:p>0.0664046</text:p>
          </table:table-cell>
          <table:table-cell table:style-name="Default" office:value-type="float" office:value="0.461961" calcext:value-type="float">
            <text:p>0.461961</text:p>
          </table:table-cell>
          <table:table-cell office:value-type="float" office:value="0.552144" calcext:value-type="float">
            <text:p>0.552144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0.486374" calcext:value-type="float">
            <text:p>0.486374</text:p>
          </table:table-cell>
          <table:table-cell table:style-name="Default" office:value-type="float" office:value="0.0943932" calcext:value-type="float">
            <text:p>0.0943932</text:p>
          </table:table-cell>
          <table:table-cell table:style-name="Default" office:value-type="float" office:value="0.449006" calcext:value-type="float">
            <text:p>0.449006</text:p>
          </table:table-cell>
          <table:table-cell office:value-type="float" office:value="0.598271" calcext:value-type="float">
            <text:p>0.598271</text:p>
          </table:table-cell>
          <table:table-cell table:style-name="Default" table:number-columns-repeated="7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0.496652" calcext:value-type="float">
            <text:p>0.496652</text:p>
          </table:table-cell>
          <table:table-cell table:style-name="Default" office:value-type="float" office:value="0.103638" calcext:value-type="float">
            <text:p>0.103638</text:p>
          </table:table-cell>
          <table:table-cell table:style-name="Default" office:value-type="float" office:value="0.43648" calcext:value-type="float">
            <text:p>0.43648</text:p>
          </table:table-cell>
          <table:table-cell office:value-type="float" office:value="0.639171" calcext:value-type="float">
            <text:p>0.639171</text:p>
          </table:table-cell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11:55:18.09971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2T11:05:28.966692000</meta:creation-date>
    <dc:date>2015-09-02T12:01:00.769075000</dc:date>
    <meta:editing-duration>PT14M47S</meta:editing-duration>
    <meta:editing-cycles>2</meta:editing-cycles>
    <meta:generator>LibreOffice/4.4.3.2$MacOSX_X86_64 LibreOffice_project/88805f81e9fe61362df02b9941de8e38a9b5fd16</meta:generator>
    <meta:document-statistic meta:table-count="1" meta:cell-count="277" meta:object-count="0"/>
  </office:meta>
</office:document-meta>
</file>